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itoAnnotations.initMocks( Object test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ockitoAnnotations.openMocks( Object test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ckitoAnnotations.Mockito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